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8" style:family="paragraph" style:parent-style-name="Table_20_Contents">
      <style:text-properties officeooo:rsid="00050de2" officeooo:paragraph-rsid="00050de2"/>
    </style:style>
    <style:style style:name="P9" style:family="paragraph" style:parent-style-name="Table_20_Contents">
      <style:text-properties fo:font-size="8pt" officeooo:rsid="000b066c" officeooo:paragraph-rsid="000b066c" style:font-size-asian="8pt" style:font-size-complex="8pt"/>
    </style:style>
    <style:style style:name="P10" style:family="paragraph" style:parent-style-name="Table_20_Contents">
      <style:text-properties fo:font-size="8pt" officeooo:rsid="000b5cbc" officeooo:paragraph-rsid="000b5cbc" style:font-size-asian="8pt" style:font-size-complex="8pt"/>
    </style:style>
    <style:style style:name="P11" style:family="paragraph" style:parent-style-name="Table_20_Contents">
      <style:text-properties officeooo:paragraph-rsid="00092a5f"/>
    </style:style>
    <style:style style:name="P12" style:family="paragraph" style:parent-style-name="Table_20_Contents">
      <style:text-properties officeooo:rsid="000988ad" officeooo:paragraph-rsid="000988ad"/>
    </style:style>
    <style:style style:name="P13" style:family="paragraph" style:parent-style-name="Table_20_Contents">
      <style:text-properties officeooo:rsid="000b066c" officeooo:paragraph-rsid="000b066c"/>
    </style:style>
    <style:style style:name="P14" style:family="paragraph" style:parent-style-name="Table_20_Contents">
      <style:text-properties fo:font-size="10pt" officeooo:rsid="000b066c" officeooo:paragraph-rsid="000b066c" style:font-size-asian="8.75pt" style:font-size-complex="10pt"/>
    </style:style>
    <style:style style:name="P15" style:family="paragraph" style:parent-style-name="Table_20_Contents">
      <style:text-properties fo:font-size="10pt" officeooo:rsid="000b5cbc" officeooo:paragraph-rsid="000b5cbc" style:font-size-asian="8.75pt" style:font-size-complex="10pt"/>
    </style:style>
    <style:style style:name="P16" style:family="paragraph" style:parent-style-name="Table_20_Contents">
      <style:text-properties officeooo:rsid="000d0fd5" officeooo:paragraph-rsid="000d0fd5"/>
    </style:style>
    <style:style style:name="P17" style:family="paragraph" style:parent-style-name="Table_20_Contents">
      <style:text-properties officeooo:paragraph-rsid="000d0fd5"/>
    </style:style>
    <style:style style:name="P18" style:family="paragraph" style:parent-style-name="Table_20_Contents">
      <style:paragraph-properties fo:margin-left="0cm" fo:margin-right="0cm" fo:margin-top="0.101cm" fo:margin-bottom="0.152cm" loext:contextual-spacing="false" fo:line-height="100%" fo:text-indent="0cm" style:auto-text-indent="false"/>
      <style:text-properties fo:font-size="8pt" officeooo:rsid="00050de2" officeooo:paragraph-rsid="00050de2" style:font-size-asian="8pt" style:font-size-complex="8pt"/>
    </style:style>
    <style:style style:name="P19" style:family="paragraph" style:parent-style-name="Table_20_Contents">
      <style:paragraph-properties fo:margin-left="0cm" fo:margin-right="0cm" fo:margin-top="0.101cm" fo:margin-bottom="0.152cm" loext:contextual-spacing="false" fo:line-height="100%" fo:text-indent="0cm" style:auto-text-indent="false"/>
      <style:text-properties fo:font-size="8pt" officeooo:paragraph-rsid="00050de2" style:font-size-asian="8pt" style:font-size-complex="8pt"/>
    </style:style>
    <style:style style:name="P20" style:family="paragraph" style:parent-style-name="Table_20_Contents">
      <style:paragraph-properties fo:margin-top="0.101cm" fo:margin-bottom="0.152cm" loext:contextual-spacing="false" fo:line-height="100%"/>
      <style:text-properties fo:font-size="8pt" officeooo:rsid="000654b5" officeooo:paragraph-rsid="000654b5" style:font-size-asian="8pt" style:font-size-complex="8pt"/>
    </style:style>
    <style:style style:name="P21" style:family="paragraph" style:parent-style-name="Table_20_Contents">
      <style:paragraph-properties fo:margin-top="0.101cm" fo:margin-bottom="0.152cm" loext:contextual-spacing="false" fo:line-height="100%"/>
      <style:text-properties fo:font-size="8pt" officeooo:paragraph-rsid="000654b5" style:font-size-asian="8pt" style:font-size-complex="8pt"/>
    </style:style>
    <style:style style:name="P22" style:family="paragraph" style:parent-style-name="Table_20_Contents">
      <style:paragraph-properties fo:margin-top="0.101cm" fo:margin-bottom="0.152cm" loext:contextual-spacing="false" fo:line-height="100%"/>
      <style:text-properties fo:font-size="8pt" officeooo:rsid="000988ad" officeooo:paragraph-rsid="000988ad" style:font-size-asian="8pt" style:font-size-complex="8pt"/>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4fd68"/>
    </style:style>
    <style:style style:name="T4" style:family="text">
      <style:text-properties officeooo:rsid="00050de2"/>
    </style:style>
    <style:style style:name="T5" style:family="text">
      <style:text-properties officeooo:rsid="000654b5"/>
    </style:style>
    <style:style style:name="T6" style:family="text">
      <style:text-properties officeooo:rsid="00092a5f"/>
    </style:style>
    <style:style style:name="T7" style:family="text">
      <style:text-properties officeooo:rsid="000988ad"/>
    </style:style>
    <style:style style:name="T8" style:family="text">
      <style:text-properties officeooo:rsid="000b066c"/>
    </style:style>
    <style:style style:name="T9" style:family="text">
      <style:text-properties officeooo:rsid="000b5cbc"/>
    </style:style>
    <style:style style:name="T10" style:family="text">
      <style:text-properties officeooo:rsid="000d0fd5"/>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lulo 2. Sesión 2. Llamadas al sistema para el S.Archivos Parte I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8">José Antonio Álvarez Ocete</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60</text:span> minutos.</text:p>
      <text:p text:style-name="Standard">1. He resuelto todas las dudas que tenía antes de iniciar la sesión de prácticas: <text:span text:style-name="T3">no</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P16">No dediqué suficiente tiempo a la práctica. Sé que en la mayoría de guiones respondo lo mismo, y soy consciente de que la solución es dedicarle más tiempo. Eso surtió efecto en el final del módulo 1, cuando teníamos considerablemente más tiempo. Ahora la solución es leer por encima el guión, y centrarte más en las partes que no podrás entender por tu cuenta más adelante, para así poder plantear las dudas en el laboratorio.</text:p>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17"><text:span text:style-name="T10">Punteros y memoria dinámica. He tenido serias dificultades con ellos durante esta práctica.</text:span></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11"><text:span text:style-name="T6">Como pequeño apunte, el archivo del ejercicio 1, “tarea3”, requiere de la librería &lt;stdlib.h&gt; para poder ser compilado.</text:span></text:p>
          </table:table-cell>
        </table:table-row>
      </table:table>
      <text:p text:style-name="Standard"/>
      <text:p text:style-name="P4">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22"><text:span text:style-name="T7">#</text:span>include&lt;sys/types.h&gt;<text:tab/></text:p>
            <text:p text:style-name="P22">#include&lt;unistd.h&gt;<text:tab/></text:p>
            <text:p text:style-name="P22">#include&lt;sys/stat.h&gt;</text:p>
            <text:p text:style-name="P22">#include&lt;fcntl.h&gt;</text:p>
            <text:p text:style-name="P22">#include&lt;stdio.h&gt;</text:p>
            <text:p text:style-name="P22">#include&lt;errno.h&gt;</text:p>
            <text:p text:style-name="P22">#include&lt;stdlib.h&gt;</text:p>
            <text:p text:style-name="P22"><text:soft-page-break/></text:p>
            <text:p text:style-name="P22">int main(int argc, char *argv[]) {</text:p>
            <text:p text:style-name="P22"><text:tab/>int fd1,fd2;</text:p>
            <text:p text:style-name="P22"><text:tab/>struct stat atributos;</text:p>
            <text:p text:style-name="P22"/>
            <text:p text:style-name="P22"><text:tab/>//Abrimos los archivos, creándolos si no existen con los permisos dados</text:p>
            <text:p text:style-name="P22"><text:tab/>if(fd1=open("archivo1",O_CREAT|O_TRUNC|O_WRONLY,S_IRGRP|S_IWGRP|S_IXGRP))&lt;0) {</text:p>
            <text:p text:style-name="P22"><text:tab/><text:tab/>printf("\nError %d en open(archivo1,...)",errno);</text:p>
            <text:p text:style-name="P22"><text:tab/><text:tab/>perror("\nError en open");</text:p>
            <text:p text:style-name="P22"><text:tab/><text:tab/>exit(-1);</text:p>
            <text:p text:style-name="P22"><text:tab/>}</text:p>
            <text:p text:style-name="P22"/>
            <text:p text:style-name="P22"><text:tab/>//Cambiamos la máscara de creación de archivos del proceso</text:p>
            <text:p text:style-name="P22"><text:tab/>//actual a 0 ( = valor_introducido &amp; 0777)</text:p>
            <text:p text:style-name="P22"><text:tab/>umask(0);</text:p>
            <text:p text:style-name="P22"/>
            <text:p text:style-name="P22"><text:tab/>if((fd2=open("archivo2",O_CREAT|O_TRUNC|O_WRONLY,S_IRGRP|S_IWGRP|S_IXGRP))&lt;0) {</text:p>
            <text:p text:style-name="P22"><text:tab/><text:tab/>printf("\nError %d en open(archivo2,...)",errno);</text:p>
            <text:p text:style-name="P22"><text:tab/><text:tab/>perror("\nError en open");</text:p>
            <text:p text:style-name="P22"><text:tab/><text:tab/>exit(-1);</text:p>
            <text:p text:style-name="P22"><text:tab/>}</text:p>
            <text:p text:style-name="P22"/>
            <text:p text:style-name="P22"><text:tab/>//CAMBIO DE PERMISOS</text:p>
            <text:p text:style-name="P22"><text:tab/>//Leemos los detalles del fichero "archivo1" que nos harán falta para su cambio de permisos</text:p>
            <text:p text:style-name="P22"><text:tab/>if(stat("archivo1",&amp;atributos) &lt; 0) {</text:p>
            <text:p text:style-name="P22"><text:tab/><text:tab/>printf("\nError al intentar acceder a los atributos de archivo1");</text:p>
            <text:p text:style-name="P22"><text:tab/><text:tab/>perror("\nError en lstat");</text:p>
            <text:p text:style-name="P22"><text:tab/><text:tab/>exit(-1);</text:p>
            <text:p text:style-name="P22"><text:tab/>}</text:p>
            <text:p text:style-name="P22"/>
            <text:p text:style-name="P22"><text:tab/>//A continuación utilizamos chmod para cambiar los permisos de los archivos 1 y 2</text:p>
            <text:p text:style-name="P22"><text:tab/>if(chmod("archivo1", (atributos.st_mode &amp; ~S_IXGRP) | S_ISGID) &lt; 0) {</text:p>
            <text:p text:style-name="P22"><text:tab/><text:tab/>perror("\nError en chmod para archivo1");</text:p>
            <text:p text:style-name="P22"><text:tab/><text:tab/>exit(-1);</text:p>
            <text:p text:style-name="P22"><text:tab/>}</text:p>
            <text:p text:style-name="P22"><text:tab/>if(chmod("archivo2",S_IRWXU | S_IRGRP | S_IWGRP | S_IROTH) &lt; 0) {</text:p>
            <text:p text:style-name="P22"><text:tab/><text:tab/>perror("\nError en chmod para archivo2");</text:p>
            <text:p text:style-name="P22"><text:tab/><text:tab/>exit(-1);</text:p>
            <text:p text:style-name="P22"><text:tab/>}</text:p>
            <text:p text:style-name="P22"/>
            <text:p text:style-name="P22"><text:tab/>return 0;</text:p>
            <text:p text:style-name="P22">}</text:p>
          </table:table-cell>
        </table:table-row>
        <table:table-row>
          <table:table-cell table:style-name="Table9.A2" office:value-type="string">
            <text:p text:style-name="P12">Analicemos paso por paso el programa. En primer lugar, abrimos (o en su defecto creamos con una serie de permisos) un par de archivos. Para ambos archivos se utilizarán, si es necesario, los siguientes permisos: lectura, escritura y ejecución para el grupo.</text:p>
            <text:p text:style-name="P13">Cada vez que realizamos una llamada al sistema open, los permisos que toma para crear el archivo, en caso de no existir ya el mismo, son el resultado de la operación lógica “~umask &amp; permisos introducidos”. Donde ~umask es el complementario de la máscara asociado a la creación de archivos por parte del proceso. </text:p>
            <text:p text:style-name="P12"><text:span text:style-name="T8">Ahora bien, en primer lugar crearemos el primer archivo (lo abriremos si ya existe), c</text:span>ambiaremos los permisos del primer archivo y, tras esto, cambiamos la máscara asociada al proceso haciendo <text:soft-page-break/>AND entre el valor introducido y 0777. <text:span text:style-name="T8">Ahora realizaremos el otro open, para lo cual haremos el complementario a la máscara recién actualizada (que será 777) y los permisos introducidos.</text:span></text:p>
            <text:p text:style-name="P13">A efectos prácticos, ambos tendrán los mismos permisos (porque la máscara de creación de archivos asociada al proceso se inicializa automáticamente a 0). Podemos comprobarlo quitando del programa los cambios de permisos y ejecutando ls -l a los archivos: </text:p>
            <text:p text:style-name="P9">----rwx--- 1 jose jose <text:s text:c="4"/>0 nov 17 00:07 archivo1</text:p>
            <text:p text:style-name="P9">----rwx--- 1 jose jose <text:s text:c="4"/>0 nov 17 00:07 archivo2</text:p>
            <text:p text:style-name="P14">Tras esto, modificaremos los permisos de estos dos archivos. Para el primero, le quitaremos el permiso de ejecución al grupo y activaremos la asignación del GID del propietario al GID efectivo del proceso que ejecute dicho archivo. Para realizar las modificaciones a los permisos actuales, primero hemos de obtener dichos permisos (para ello usamos la struct stat). Por <text:span text:style-name="T9">otro lado, los nuevos permisos del segundo archivo serán: todos para el usuario, lectura y escritura para grupo y lectura para otros. De nuevo, podemos comprobar estos resultados utilizando ls -l:</text:span></text:p>
            <text:p text:style-name="P10">----rwS--- 1 jose jose <text:s text:c="4"/>0 nov 17 00:07 archivo1</text:p>
            <text:p text:style-name="P10">-rwxrw-r-- 1 jose jose <text:s text:c="4"/>0 nov 17 00:07 archivo2</text:p>
            <text:p text:style-name="P15">Si ejecutamos de nuevo el programa, obtendremos un error (como es lógico) al intentar abrir el archivo1. Esto ocurre porque ya no estamos creando el archivo, sino simplemente abriéndolo, y no tenemos permisos para ello.</text:p>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table-cell table:style-name="Table10.A1" office:value-type="string">
            <text:p text:style-name="P18">#include &lt;sys/types.h&gt;</text:p>
            <text:p text:style-name="P18">#include &lt;unistd.h&gt;</text:p>
            <text:p text:style-name="P18">#include &lt;stdlib.h&gt;</text:p>
            <text:p text:style-name="P18">#include &lt;sys/stat.h&gt;</text:p>
            <text:p text:style-name="P18">#include &lt;fcntl.h&gt;</text:p>
            <text:p text:style-name="P18">#include &lt;stdio.h&gt;</text:p>
            <text:p text:style-name="P18">#include &lt;errno.h&gt;</text:p>
            <text:p text:style-name="P18">#include &lt;dirent.h&gt;</text:p>
            <text:p text:style-name="P18">#include &lt;string.h&gt;</text:p>
            <text:p text:style-name="P18"/>
            <text:p text:style-name="P18">void AlterarPermisos(char pathname[1024], int mask){</text:p>
            <text:p text:style-name="P18"><text:s text:c="2"/>struct stat atributos_antiguos, atributos_nuevos;</text:p>
            <text:p text:style-name="P18"><text:s text:c="2"/>DIR *directorio;</text:p>
            <text:p text:style-name="P18"><text:s text:c="2"/>struct dirent *entrada;</text:p>
            <text:p text:style-name="P18"><text:s text:c="2"/>const char* dir1 = ".";</text:p>
            <text:p text:style-name="P18"><text:s text:c="2"/>const char* dir2 = "..";</text:p>
            <text:p text:style-name="P18"><text:s text:c="2"/>const char* sucess = "Sucess";</text:p>
            <text:p text:style-name="P18"/>
            <text:p text:style-name="P18"><text:s text:c="2"/>//Abrimos el directorio, obteniendo un puntero a su DIR</text:p>
            <text:p text:style-name="P18"><text:s text:c="2"/>if((directorio = opendir(pathname)) == NULL) {</text:p>
            <text:p text:style-name="P18"><text:s text:c="6"/>perror("\nError la apertura del directorio directorio");</text:p>
            <text:p text:style-name="P18"><text:s text:c="6"/>exit(EXIT_FAILURE);</text:p>
            <text:p text:style-name="P18"><text:s text:c="2"/>}</text:p>
            <text:p text:style-name="P18"/>
            <text:p text:style-name="P18"><text:s text:c="2"/>//Cambiamos el directorio actual</text:p>
            <text:p text:style-name="P18"><text:s text:c="2"/>if((chdir(pathname)) != 0) {</text:p>
            <text:p text:style-name="P18"><text:soft-page-break/><text:s text:c="4"/>perror("\nError en el cambio de directorio");</text:p>
            <text:p text:style-name="P18"><text:s text:c="4"/>exit(EXIT_FAILURE);</text:p>
            <text:p text:style-name="P18"><text:s text:c="2"/>}</text:p>
            <text:p text:style-name="P18"/>
            <text:p text:style-name="P18"><text:s text:c="2"/>//Leemos la primera entrada de la struct DIR, el primer elemento del directorio</text:p>
            <text:p text:style-name="P18"><text:s text:c="2"/>if((entrada = readdir(directorio)) == NULL) {</text:p>
            <text:p text:style-name="P18"><text:s text:c="4"/>perror("\nError en la lectura del directorio ó directorio vacío.");</text:p>
            <text:p text:style-name="P18"><text:s text:c="4"/>exit(EXIT_FAILURE);</text:p>
            <text:p text:style-name="P18"><text:s text:c="2"/>}</text:p>
            <text:p text:style-name="P18"/>
            <text:p text:style-name="P18"><text:s text:c="2"/>//Iteramos para todos los archivos del directorio</text:p>
            <text:p text:style-name="P18"><text:s text:c="2"/>while (entrada != NULL){</text:p>
            <text:p text:style-name="P18"><text:s text:c="4"/>//Estudiamos el fichero si es distinto de "." y ".."</text:p>
            <text:p text:style-name="P18"><text:s text:c="4"/>if (strcmp(entrada-&gt;d_name, dir1) &amp;&amp; strcmp(entrada-&gt;d_name, dir2)) {</text:p>
            <text:p text:style-name="P18"><text:s text:c="6"/>//Obtenemos los datos del fichero</text:p>
            <text:p text:style-name="P18"><text:s text:c="4"/><text:tab/>if(lstat(entrada-&gt;d_name, &amp;atributos_antiguos) != 0) {</text:p>
            <text:p text:style-name="P18"><text:s text:c="8"/>perror("\nError en lstat de atributos antiguos");</text:p>
            <text:p text:style-name="P18"><text:s text:c="8"/>exit(EXIT_FAILURE);</text:p>
            <text:p text:style-name="P18"><text:s text:c="6"/>}</text:p>
            <text:p text:style-name="P18"/>
            <text:p text:style-name="P18"><text:s text:c="6"/>//Cambiamos los permisos del fichero</text:p>
            <text:p text:style-name="P18"><text:s text:c="6"/>if (chmod(entrada-&gt;d_name, mask) == 0) {</text:p>
            <text:p text:style-name="P18"><text:s text:c="8"/>//Obtenemos los nuevos datos del fichero para poder imprimir los nuevos permisos</text:p>
            <text:p text:style-name="P18"><text:s text:c="8"/>if(lstat(entrada-&gt;d_name, &amp;atributos_nuevos) != 0) {</text:p>
            <text:p text:style-name="P18"><text:s text:c="10"/>perror("\nError en lstat de atributos nuevos");</text:p>
            <text:p text:style-name="P18"><text:s text:c="10"/>exit(EXIT_FAILURE);</text:p>
            <text:p text:style-name="P18"><text:s text:c="8"/>}</text:p>
            <text:p text:style-name="P18"><text:s text:c="8"/>//Mostramos los resultados del cambio</text:p>
            <text:p text:style-name="P18"><text:s text:c="8"/>printf("%s : %d -&gt; %d\n\n", entrada-&gt;d_name, atributos_antiguos.st_mode, atributos_nuevos.st_mode);</text:p>
            <text:p text:style-name="P18"><text:s text:c="6"/>} else {</text:p>
            <text:p text:style-name="P18"><text:s text:c="8"/>//Mostramos que el cambio no se ha realizado</text:p>
            <text:p text:style-name="P18"><text:s text:c="8"/>printf("Permisos no cambiados para %s : %d %d\n\n", entrada-&gt;d_name, errno, atributos_antiguos.st_mode);</text:p>
            <text:p text:style-name="P18"><text:s text:c="6"/>}</text:p>
            <text:p text:style-name="P18"><text:s text:c="4"/>}</text:p>
            <text:p text:style-name="P18"/>
            <text:p text:style-name="P18"><text:s text:c="4"/>//Leemos la siguiente entrada de la struct DIR</text:p>
            <text:p text:style-name="P18"><text:s text:c="4"/>//No comprobamos el error porque si es NULL, saldremos del bucle</text:p>
            <text:p text:style-name="P18"><text:s text:c="4"/>entrada = readdir(directorio);</text:p>
            <text:p text:style-name="P18"><text:s text:c="2"/>}</text:p>
            <text:p text:style-name="P18"/>
            <text:p text:style-name="P18"><text:s text:c="2"/>//Cerramos el directorio</text:p>
            <text:p text:style-name="P18"><text:s text:c="2"/>if (closedir(directorio) != 0){</text:p>
            <text:p text:style-name="P18"><text:s text:c="4"/>perror("\nError en close");</text:p>
            <text:p text:style-name="P18"><text:s text:c="4"/>exit(EXIT_FAILURE);</text:p>
            <text:p text:style-name="P18"><text:s text:c="2"/>}</text:p>
            <text:p text:style-name="P18">}</text:p>
            <text:p text:style-name="P18"/>
            <text:p text:style-name="P18">int main(int argc, char *argv[]) {</text:p>
            <text:p text:style-name="P18"/>
            <text:p text:style-name="P18"><text:s text:c="2"/>if (argc &lt; 3) {</text:p>
            <text:p text:style-name="P18"><text:s text:c="4"/>printf ("Sintaxis de ejecución: %s &lt;directorio&gt; &lt;permisos-en-octal&gt;\n", argv[0]);</text:p>
            <text:p text:style-name="P18"><text:s text:c="4"/>exit(-1);</text:p>
            <text:p text:style-name="P18"><text:s text:c="2"/>} else {</text:p>
            <text:p text:style-name="P18"><text:soft-page-break/><text:s text:c="4"/>int permisos = strtol(argv[2], NULL, 8);</text:p>
            <text:p text:style-name="P18"><text:s text:c="4"/>AlterarPermisos(argv[1], permisos);</text:p>
            <text:p text:style-name="P18"><text:s text:c="2"/>}</text:p>
            <text:p text:style-name="P18"/>
            <text:p text:style-name="P18"><text:s text:c="2"/>return(0);</text:p>
            <text:p text:style-name="P19"><text:span text:style-name="T4">}</text:span></text:p>
          </table:table-cell>
        </table:table-row>
      </table:table>
      <text:p text:style-name="Standard"/>
      <text:p text:style-name="Standard">Mi solución a la <text:span text:style-name="T2">ejercicio 3</text:span> ha sido:</text:p>
      <table:table table:name="Table12" table:style-name="Table12">
        <table:table-column table:style-name="Table12.A"/>
        <table:table-row>
          <table:table-cell table:style-name="Table12.A1" office:value-type="string">
            <text:p text:style-name="P20">#include &lt;sys/types.h&gt;</text:p>
            <text:p text:style-name="P20">#include &lt;unistd.h&gt;</text:p>
            <text:p text:style-name="P20">#include &lt;stdlib.h&gt;</text:p>
            <text:p text:style-name="P20">#include &lt;sys/stat.h&gt;</text:p>
            <text:p text:style-name="P20">#include &lt;fcntl.h&gt;</text:p>
            <text:p text:style-name="P20">#include &lt;stdio.h&gt;</text:p>
            <text:p text:style-name="P20">#include &lt;errno.h&gt;</text:p>
            <text:p text:style-name="P20">#include &lt;dirent.h&gt;</text:p>
            <text:p text:style-name="P20">#include &lt;string.h&gt;</text:p>
            <text:p text:style-name="P20"/>
            <text:p text:style-name="P20">struct pareja{</text:p>
            <text:p text:style-name="P20"><text:s text:c="2"/>int num_archivos;</text:p>
            <text:p text:style-name="P20"><text:s text:c="2"/>unsigned long long int size;</text:p>
            <text:p text:style-name="P20">};</text:p>
            <text:p text:style-name="P20"/>
            <text:p text:style-name="P20">struct pareja Recorre(char pathname[1024], struct pareja pareja){</text:p>
            <text:p text:style-name="P20"><text:s text:c="2"/>struct stat atributos;</text:p>
            <text:p text:style-name="P20"><text:s text:c="2"/>DIR *directorio;</text:p>
            <text:p text:style-name="P20"><text:s text:c="2"/>struct dirent *entrada;</text:p>
            <text:p text:style-name="P20"><text:s text:c="2"/>const char* dir1 = ".";</text:p>
            <text:p text:style-name="P20"><text:s text:c="2"/>const char* dir2 = "..";</text:p>
            <text:p text:style-name="P20"/>
            <text:p text:style-name="P20"><text:s text:c="2"/>//Abrimos el directorio, obteniendo un puntero a su DIR</text:p>
            <text:p text:style-name="P20"><text:s text:c="2"/>if((directorio = opendir(pathname)) == NULL){</text:p>
            <text:p text:style-name="P20"><text:s text:c="6"/>perror("\nError la apertura del directorio directorio");</text:p>
            <text:p text:style-name="P20"><text:s text:c="6"/>exit(EXIT_FAILURE);</text:p>
            <text:p text:style-name="P20"><text:s text:c="2"/>}</text:p>
            <text:p text:style-name="P20"/>
            <text:p text:style-name="P20"><text:s text:c="2"/>//Cambiamos el directorio en el que estamos</text:p>
            <text:p text:style-name="P20"><text:s text:c="2"/>if((chdir(pathname)) != 0){</text:p>
            <text:p text:style-name="P20"><text:s text:c="4"/>perror("\nError en el cambio de directorio");</text:p>
            <text:p text:style-name="P20"><text:s text:c="4"/>exit(EXIT_FAILURE);</text:p>
            <text:p text:style-name="P20"><text:s text:c="2"/>}</text:p>
            <text:p text:style-name="P20"/>
            <text:p text:style-name="P20"><text:s text:c="2"/>//Iteramos en el directorio actual</text:p>
            <text:p text:style-name="P20"><text:s text:c="2"/>while ((entrada = readdir(directorio)) != NULL){</text:p>
            <text:p text:style-name="P20"><text:s text:c="4"/>//Estudiamos los archivos que no son ni "." ni ".."</text:p>
            <text:p text:style-name="P20"><text:s text:c="4"/>if(strcmp(entrada-&gt;d_name, dir1) &amp;&amp; strcmp(entrada-&gt;d_name, dir2)){</text:p>
            <text:p text:style-name="P20"><text:s text:c="6"/>//Obtenemos los datos del archivo</text:p>
            <text:p text:style-name="P20"><text:s text:c="6"/>if(lstat(entrada-&gt;d_name, &amp;atributos) != 0){</text:p>
            <text:p text:style-name="P20"><text:s text:c="8"/>perror("\nError en lstat de atributos antiguos");</text:p>
            <text:p text:style-name="P20"><text:s text:c="8"/>exit(EXIT_FAILURE);</text:p>
            <text:p text:style-name="P20"><text:s text:c="6"/>}</text:p>
            <text:p text:style-name="P20"><text:soft-page-break/><text:s text:c="6"/>//Si se trata de un fichero, entramos en el archivo y lo estudiamos</text:p>
            <text:p text:style-name="P20"><text:s text:c="6"/>if ((atributos.st_mode &amp; S_IFMT) == S_IFDIR)</text:p>
            <text:p text:style-name="P20"><text:s text:c="8"/>pareja = Recorre(entrada-&gt;d_name, pareja);</text:p>
            <text:p text:style-name="P20"><text:s text:c="6"/>else{</text:p>
            <text:p text:style-name="P20"><text:s text:c="8"/>//Incrementamos el contador de archivos si los permisos encajan</text:p>
            <text:p text:style-name="P20"><text:s text:c="8"/>//Aumentamos el tamaño total e imprimimos los datos de este archivo</text:p>
            <text:p text:style-name="P20"><text:s text:c="8"/>if ((atributos.st_mode &amp; S_IXGRP) &amp;&amp; (atributos.st_mode &amp; S_IXOTH))</text:p>
            <text:p text:style-name="P20"><text:s text:c="10"/>++pareja.num_archivos;</text:p>
            <text:p text:style-name="P20"><text:s text:c="8"/>pareja.size += atributos.st_size;</text:p>
            <text:p text:style-name="P20"><text:s text:c="8"/>printf("%s %d\n\n", entrada-&gt;d_name, entrada-&gt;d_ino);</text:p>
            <text:p text:style-name="P20"><text:s text:c="6"/>}</text:p>
            <text:p text:style-name="P20"><text:s text:c="4"/>}</text:p>
            <text:p text:style-name="P20"><text:s text:c="2"/>}</text:p>
            <text:p text:style-name="P20"/>
            <text:p text:style-name="P20"><text:s text:c="2"/>//Volvemos al directorio padre</text:p>
            <text:p text:style-name="P20"><text:s text:c="2"/>if((chdir(dir2)) != 0){</text:p>
            <text:p text:style-name="P20"><text:s text:c="4"/>perror("\nError en el regreso al directorio padre");</text:p>
            <text:p text:style-name="P20"><text:s text:c="4"/>exit(EXIT_FAILURE);</text:p>
            <text:p text:style-name="P20"><text:s text:c="2"/>}</text:p>
            <text:p text:style-name="P20"/>
            <text:p text:style-name="P20"><text:s text:c="2"/>//Devolvemos la pareja donde almacenamos todos los datos</text:p>
            <text:p text:style-name="P20"><text:s text:c="2"/>return pareja;</text:p>
            <text:p text:style-name="P20">}</text:p>
            <text:p text:style-name="P20"/>
            <text:p text:style-name="P20">int main(int argc, char *argv[]){</text:p>
            <text:p text:style-name="P20"/>
            <text:p text:style-name="P20"><text:s text:c="2"/>if (argc &lt; 2){</text:p>
            <text:p text:style-name="P20"><text:s text:c="4"/>printf ("Sintaxis de ejecución: %s &lt;directorio&gt; \n", argv[0]);</text:p>
            <text:p text:style-name="P20"><text:s text:c="4"/>exit(-1);</text:p>
            <text:p text:style-name="P20"><text:s text:c="2"/>}</text:p>
            <text:p text:style-name="P20"><text:s text:c="2"/>else{</text:p>
            <text:p text:style-name="P20"><text:s text:c="4"/>//Creamos la struct donde almacenaremos los datos y la inicializamos</text:p>
            <text:p text:style-name="P20"><text:s text:c="4"/>struct pareja pareja;</text:p>
            <text:p text:style-name="P20"><text:s text:c="4"/>pareja.num_archivos = 0;</text:p>
            <text:p text:style-name="P20"><text:s text:c="4"/>pareja.size = 0;</text:p>
            <text:p text:style-name="P20"><text:s text:c="4"/>//Llamamos a la función e imprimimos los resultados</text:p>
            <text:p text:style-name="P20"><text:s text:c="4"/>printf("Los i-nodos son:\n\n");</text:p>
            <text:p text:style-name="P20"><text:s text:c="4"/>pareja = Recorre(argv[1], pareja);</text:p>
            <text:p text:style-name="P20"><text:s text:c="4"/>printf("Existen %d archivos regulares con permiso x para grupo y otros\n\n", pareja.num_archivos);</text:p>
            <text:p text:style-name="P20"><text:s text:c="4"/>printf("El tamaño total ocupado por dichos archivos es %u bytes\n\n", pareja.size);</text:p>
            <text:p text:style-name="P20"><text:s text:c="2"/>}</text:p>
            <text:p text:style-name="P20"/>
            <text:p text:style-name="P20"><text:s text:c="2"/>return(0);</text:p>
            <text:p text:style-name="P21"><text:span text:style-name="T5">}</text:span></text:p>
          </table:table-cell>
        </table:table-row>
      </table:table>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1-10-05T09:46:35</meta:creation-date>
    <dc:date>2016-11-17T00:25:50.750388310</dc:date>
    <meta:print-date>2011-10-06T10:39:21</meta:print-date>
    <meta:editing-cycles>189</meta:editing-cycles>
    <meta:editing-duration>P1DT1H44M19S</meta:editing-duration>
    <meta:document-statistic meta:table-count="9" meta:image-count="1" meta:object-count="0" meta:page-count="6" meta:paragraph-count="222" meta:word-count="1374" meta:character-count="10125" meta:non-whitespace-character-count="8389"/>
    <meta:user-defined meta:name="Información 1"/>
    <meta:user-defined meta:name="Información 2"/>
    <meta:user-defined meta:name="Información 3"/>
    <meta:user-defined meta:name="Información 4"/>
  </office:meta>
</office:document-meta>
</file>